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rsid="001d666f" officeooo:paragraph-rsid="001d666f"/>
    </style:style>
    <style:style style:name="T1" style:family="text">
      <style:text-properties officeooo:rsid="001d838c"/>
    </style:style>
    <style:style style:name="T2" style:family="text">
      <style:text-properties officeooo:rsid="001e2f49"/>
    </style:style>
    <style:style style:name="T3" style:family="text">
      <style:text-properties officeooo:rsid="001eed09"/>
    </style:style>
    <style:style style:name="T4" style:family="text">
      <style:text-properties officeooo:rsid="0020096a"/>
    </style:style>
    <style:style style:name="T5" style:family="text">
      <style:text-properties officeooo:rsid="0020c165"/>
    </style:style>
    <style:style style:name="T6" style:family="text">
      <style:text-properties officeooo:rsid="00220d71"/>
    </style:style>
    <style:style style:name="T7" style:family="text">
      <style:text-properties officeooo:rsid="0022fae1"/>
    </style:style>
    <style:style style:name="T8" style:family="text">
      <style:text-properties officeooo:rsid="00249a4e"/>
    </style:style>
    <style:style style:name="T9" style:family="text">
      <style:text-properties officeooo:rsid="00266706"/>
    </style:style>
    <style:style style:name="T10" style:family="text">
      <style:text-properties officeooo:rsid="0026ec11"/>
    </style:style>
    <style:style style:name="T11" style:family="text">
      <style:text-properties officeooo:rsid="0028ea97"/>
    </style:style>
    <style:style style:name="T12" style:family="text">
      <style:text-properties officeooo:rsid="002977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e site est mon deuxième projet. Il est fait entièrement depuis zéro en HTML, CSS et Javascript avec du PHP côté serveur. Je n’ai donc pas utilisé de services Web telle que Odoo ou Wordpress. Tout est fait à la main et prend du temps à être améliorer. C’est principalement pour ça que le site est très moche (et aussi parce que je suis nul en design). <text:span text:style-name="T1">J’ai voulu mettre du bleu et voilà qu’il y en a partout maintenant. </text:span><text:span text:style-name="T2">Vous remarquerez aussi qu’il y a un important espace vide à droite. Cela est du au fait que je voulais mettre un deuxième menu où l’on aurait pu liker ou disliker l’article que vous lisez. On aurait aussi pu mettre un commentaire pour dire s’il y a beaucoup de fautes ou si vous avez vraiment aimez, partager votre avis sur certains projets, et bien d’autres utilitées à cet espace commentaire. </text:span><text:span text:style-name="T3">Donc si vous vous amusez à regarder le code source de mon site internet et que vous trouvez des améliorations à faire, n’oubliez pas de me le dire. </text:span><text:span text:style-name="T4">De toute façon, je mettrais le code source du site en téléchargement puisque je suis un défendeur des logiciels et autres programmes libre de droit. </text:span><text:span text:style-name="T5">Vous n’aurez qu’à aller dans la section Téléchargements pour le faire (ne cherchez pas, elle n’est pas encore disponible). </text:span><text:span text:style-name="T6">Il faut aussi savoir que le logo de WilOS est généré par l’IA de Microsoft, Copilot. Cependant, si vous avez des design de logo pour WilOS, je suis ouvert à toutes les idées. </text:span><text:span text:style-name="T7">Il faut juste me l’envoyer par Email (voir </text:span><text:span text:style-name="T8">À propos</text:span><text:span text:style-name="T7">). </text:span><text:span text:style-name="T9">En fait, si vous voulez que je change ceci ou cela, je le ferais si je le juge pertinente et utile cette modification. </text:span><text:span text:style-name="T10">Tout comme, si vous voulez que je parle d’un sujet en particulier, je pourrais en faire un article. Pour cela il suffit de m’envoyer vos idées pour que je puisse les appliquer. </text:span><text:span text:style-name="T11">Ce site est avant tout présent pour vous apprendre quelques choses et pour partager. Donc veuillez ne pas mettre d’insulte et rester poli dans l’espace commentaire. </text:span><text:span text:style-name="T12">S’il y a trop d’insultes et de mauvaises paroles, j’obligerais la création d’un compte pour écrire sur cet espèce de forum.</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1T21:17:36.022291731</meta:creation-date>
    <meta:generator>LibreOffice/7.6.4.1$Linux_AARCH64 LibreOffice_project/60$Build-1</meta:generator>
    <dc:date>2024-03-31T21:35:40.350299978</dc:date>
    <meta:editing-duration>PT18M</meta:editing-duration>
    <meta:editing-cycles>13</meta:editing-cycles>
    <meta:document-statistic meta:table-count="0" meta:image-count="0" meta:object-count="0" meta:page-count="1" meta:paragraph-count="1" meta:word-count="367" meta:character-count="2048" meta:non-whitespace-character-count="1682"/>
  </office:meta>
</office:document-meta>
</file>